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1.404791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8.46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El nom del fitxer d'aquesta rúbrica ha de ser rubrica_grupXX_grupYY.ods on grupXX és el grup avaluat i grupYY és el grup que fa l'avaluació. Gràcies!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s d'avaluació.</text:p>
          </table:table-cell>
          <table:table-cell office:value-type="string" table:style-name="ce4">
            <text:p>Qualificació</text:p>
          </table:table-cell>
          <table:table-cell office:value-type="string" table:style-name="ce2">
            <text:p>En cas necessari, justifiqueu breument la qualificació posada (una frase)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1) El codi presentat intenta resoldre el problema plantejat (no fa falta que funcioni). Contesteu amb un 1 (SI) o 0 (NO)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2) El codi només utilitza les instruccions presentades al tutorial de la P1. Contesteu 1 (SI), 0 (NO), o 0,5 (ALGUNA QUE NO TOCA)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3) El codi presentat és interessant: 1 (SI), 0 (NO) o 0,5 (SI FA NO FA ES SIMILAR AL NOSTRE)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4) El codi funciona correctament amb les dades proporcionades. 1 (SI) o 0 (NO)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5) El codi està ben estructurat i no fa operacions innecessàries (valor numèric de 0 a 1)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Qualificació</text:p>
          </table:table-cell>
          <table:table-cell office:value-type="float" office:value="3" table:formula="of:=SUM([.B6:.B8])*[.B4]*[.B5]" table:style-name="ce1">
            <text:p>3</text:p>
          </table:table-cell>
          <table:table-cell table:number-columns-repeated="16382" table:style-name="ce1"/>
        </table:table-row>
        <table:table-row table:number-rows-repeated="7" table:style-name="ro2">
          <table:table-cell table:style-name="ce5"/>
          <table:table-cell table:number-columns-repeated="16383" table:style-name="ce1"/>
        </table:table-row>
        <table:table-row table:number-rows-repeated="5" table:style-name="ro2">
          <table:table-cell table:style-name="ce5"/>
          <table:table-cell table:number-columns-repeated="16383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12</meta:generator>
    <dc:title/>
    <dc:description/>
    <dc:subject/>
    <meta:initial-creator/>
    <dc:creator>QUIM LAGUNAS REBOLLAR</dc:creator>
    <meta:creation-date>2019-01-17T12:33:35Z</meta:creation-date>
    <dc:date>2020-04-16T09:50:32Z</dc:date>
    <meta:editing-cycles>21</meta:editing-cycles>
  </office:meta>
</office:document-meta>
</file>